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06a4b" officeooo:paragraph-rsid="00106a4b"/>
    </style:style>
    <style:style style:name="P2" style:family="paragraph" style:parent-style-name="Standard">
      <style:text-properties fo:font-size="24pt" officeooo:rsid="00118c06" officeooo:paragraph-rsid="00118c06"/>
    </style:style>
    <style:style style:name="P3" style:family="paragraph" style:parent-style-name="Standard">
      <style:text-properties fo:font-size="24pt" fo:font-style="italic" officeooo:rsid="00132cdb" officeooo:paragraph-rsid="00132cdb" style:font-style-asian="italic" style:font-style-complex="italic"/>
    </style:style>
    <style:style style:name="P4" style:family="paragraph" style:parent-style-name="Standard">
      <style:text-properties fo:font-size="24pt" officeooo:rsid="00132cdb" officeooo:paragraph-rsid="00132cdb"/>
    </style:style>
    <style:style style:name="P5" style:family="paragraph" style:parent-style-name="Standard">
      <style:text-properties fo:font-size="24pt" officeooo:rsid="00132cdb" officeooo:paragraph-rsid="0014e784"/>
    </style:style>
    <style:style style:name="P6" style:family="paragraph" style:parent-style-name="Standard">
      <style:text-properties fo:font-size="24pt" officeooo:rsid="0018ed63" officeooo:paragraph-rsid="0018ed63"/>
    </style:style>
    <style:style style:name="P7" style:family="paragraph" style:parent-style-name="Standard">
      <style:text-properties fo:font-size="24pt" officeooo:rsid="0015c2b3" officeooo:paragraph-rsid="0018ed63"/>
    </style:style>
    <style:style style:name="P8" style:family="paragraph" style:parent-style-name="Standard">
      <style:text-properties fo:font-size="26pt" officeooo:rsid="00106a4b" officeooo:paragraph-rsid="00106a4b"/>
    </style:style>
    <style:style style:name="T1" style:family="text">
      <style:text-properties officeooo:rsid="00118c06"/>
    </style:style>
    <style:style style:name="T2" style:family="text">
      <style:text-properties officeooo:rsid="00132cdb"/>
    </style:style>
    <style:style style:name="T3" style:family="text">
      <style:text-properties officeooo:rsid="0018ed63"/>
    </style:style>
    <style:style style:name="T4" style:family="text">
      <style:text-properties fo:font-size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nit</text:p>
      <text:p text:style-name="P1"/>
      <text:p text:style-name="P1">git add .</text:p>
      <text:p text:style-name="P1"/>
      <text:p text:style-name="P1">*git config –global user.name “zahra”</text:p>
      <text:p text:style-name="P1"/>
      <text:p text:style-name="P8"><text:span text:style-name="T4">*git config –global user.email “</text:span><text:a xlink:type="simple" xlink:href="mailto:something@gmail.com" text:style-name="Internet_20_link" text:visited-style-name="Visited_20_Internet_20_Link"><text:span text:style-name="T4">something@gmail.com</text:span></text:a><text:span text:style-name="T4">”</text:span></text:p>
      <text:p text:style-name="P1"/>
      <text:p text:style-name="P1"><text:span text:style-name="T1">g</text:span>it commit -m “Add first file”</text:p>
      <text:p text:style-name="P1"/>
      <text:p text:style-name="P2">git checkout -b “branch<text:span text:style-name="T2">name” </text:span></text:p>
      <text:p text:style-name="P3">*creates new branch and switch *</text:p>
      <text:p text:style-name="P4"/>
      <text:p text:style-name="P4">git checkout “bran<text:span text:style-name="T3">ch</text:span>name”</text:p>
      <text:p text:style-name="P3">*switch to a branch *</text:p>
      <text:p text:style-name="P4"/>
      <text:p text:style-name="P4">git branch </text:p>
      <text:p text:style-name="P4">displays list of branches</text:p>
      <text:p text:style-name="P4"/>
      <text:p text:style-name="P6">git remote add origin https:// <text:span text:style-name="T2">github.com/</text:span>blah-blah/blah-blah.git</text:p>
      <text:p text:style-name="P4"/>
      <text:p text:style-name="P5">git push origin “branchname”</text:p>
      <text:p text:style-name="P6">&lt;Merge&gt;</text:p>
      <text:p text:style-name="P7">on branch master</text:p>
      <text:p text:style-name="P7">git merge Tes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58:05.943175923</meta:creation-date>
    <dc:date>2018-12-12T15:28:16.959111283</dc:date>
    <meta:editing-duration>PT2H58M49S</meta:editing-duration>
    <meta:editing-cycles>1</meta:editing-cycles>
    <meta:document-statistic meta:table-count="0" meta:image-count="0" meta:object-count="0" meta:page-count="1" meta:paragraph-count="16" meta:word-count="62" meta:character-count="409" meta:non-whitespace-character-count="361"/>
    <meta:generator>LibreOffice/6.0.3.2$Linux_X86_64 LibreOffice_project/00m0$Build-2</meta:generator>
  </office:meta>
</office:document-meta>
</file>